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1735" officeooo:paragraph-rsid="001b1735"/>
    </style:style>
    <style:style style:name="P2" style:family="paragraph" style:parent-style-name="Standard">
      <style:text-properties officeooo:rsid="001b1735" officeooo:paragraph-rsid="001cc870"/>
    </style:style>
    <style:style style:name="P3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b1735" officeooo:paragraph-rsid="001b1735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cc870" officeooo:paragraph-rsid="001cc870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text-properties fo:font-size="18pt" officeooo:rsid="001b1735" officeooo:paragraph-rsid="001cc870" style:font-size-asian="18pt" style:font-size-complex="18pt"/>
    </style:style>
    <style:style style:name="P6" style:family="paragraph" style:parent-style-name="Standard">
      <style:text-properties fo:font-size="18pt" officeooo:rsid="001b1735" officeooo:paragraph-rsid="001b1735" style:font-size-asian="18pt" style:font-size-complex="18pt"/>
    </style:style>
    <style:style style:name="P7" style:family="paragraph" style:parent-style-name="Standard">
      <style:text-properties fo:font-size="14pt" officeooo:rsid="001b1735" officeooo:paragraph-rsid="001b1735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1cc870" style:font-style-asian="italic" style:font-weight-asian="bold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4pt" fo:font-style="italic" style:text-underline-style="solid" style:text-underline-width="auto" style:text-underline-color="font-color" fo:font-weight="bold" officeooo:rsid="001cc87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ME : SAOOD UR RAHMAN</text:p>
      <text:p text:style-name="P4">ROLL # 17P-6092</text:p>
      <text:p text:style-name="P4">SECTION : “A”</text:p>
      <text:p text:style-name="P3"/>
      <text:p text:style-name="P3"/>
      <text:p text:style-name="P3"/>
      <text:p text:style-name="P3">Question 1</text:p>
      <text:p text:style-name="P1"/>
      <text:p text:style-name="P1"><text:span text:style-name="T6">1)</text:span><text:span text:style-name="T4"> </text:span><text:span text:style-name="T3">select country,count(id) from customer group</text:span></text:p>
      <text:p text:style-name="P1"><text:span text:style-name="T3"><text:tab/><text:tab/><text:tab/>by country having count(id) &gt; 10;</text:span></text:p>
      <text:p text:style-name="P1"/>
      <text:p text:style-name="P1"/>
      <text:p text:style-name="P1"><text:span text:style-name="T6">2)</text:span><text:span text:style-name="T3">select country,count(id) from customer</text:span></text:p>
      <text:p text:style-name="P7"><text:tab/><text:tab/><text:tab/> where country &lt;&gt; 'USA' group by country </text:p>
      <text:p text:style-name="P7"><text:tab/><text:tab/><text:tab/><text:tab/>having count(id) &gt;= 9 order by count(id);</text:p>
      <text:p text:style-name="P1"><text:span text:style-name="T6"/></text:p>
      <text:p text:style-name="P1"><text:span text:style-name="T6"/></text:p>
      <text:p text:style-name="P1"><text:span text:style-name="T6">3)</text:span><text:span text:style-name="T3">select c.id from customer c,orders o group</text:span></text:p>
      <text:p text:style-name="P7"><text:tab/><text:tab/><text:tab/> by c.id having avg(ordernumber) between 1000 and 1200;</text:p>
      <text:p text:style-name="P1"><text:span text:style-name="T6"/></text:p>
      <text:p text:style-name="P1"><text:span text:style-name="T6"/></text:p>
      <text:p text:style-name="P1"><text:span text:style-name="T6">4)</text:span><text:span text:style-name="T3">select count(id),city,country from customer group by city,country;</text:span></text:p>
      <text:p text:style-name="P1"><text:span text:style-name="T6"/></text:p>
      <text:p text:style-name="P1"><text:span text:style-name="T6"/></text:p>
      <text:p text:style-name="P1"><text:span text:style-name="T6">5)</text:span><text:span text:style-name="T3">select sum(id),orderdate from orders group by orderdate;</text:span></text:p>
      <text:p text:style-name="P1"><text:span text:style-name="T6"/></text:p>
      <text:p text:style-name="P1"><text:span text:style-name="T6"/></text:p>
      <text:p text:style-name="P1"><text:span text:style-name="T6">6)</text:span><text:span text:style-name="T3">select count(id) from orders group by customerid;</text:span></text:p>
      <text:p text:style-name="P1"><text:span text:style-name="T3"/></text:p>
      <text:p text:style-name="P1"><text:span text:style-name="T3"/></text:p>
      <text:p text:style-name="P6"><text:span text:style-name="T1">Question 2:</text:span></text:p>
      <text:p text:style-name="P1"><text:span text:style-name="T4"/></text:p>
      <text:p text:style-name="P1"><text:span text:style-name="T3"/></text:p>
      <text:p text:style-name="P1"><text:span text:style-name="T7">1)</text:span><text:span text:style-name="T3">select dept_id,count(*),sum(salary) from </text:span></text:p>
      <text:p text:style-name="P1"><text:span text:style-name="T3"><text:tab/><text:tab/><text:tab/><text:tab/>employee group by dept_id; </text:span></text:p>
      <text:p text:style-name="P1"><text:span text:style-name="T7"/></text:p>
      <text:p text:style-name="P1"><text:span text:style-name="T7"/></text:p>
      <text:p text:style-name="P1"><text:span text:style-name="T7">2)</text:span><text:span text:style-name="T3">select dept_id,count(emp_id),manager_id from </text:span></text:p>
      <text:p text:style-name="P1"><text:span text:style-name="T3"><text:tab/><text:tab/><text:tab/>employee group dept_id,manager_id;</text:span></text:p>
      <text:p text:style-name="P1"><text:span text:style-name="T7"/></text:p>
      <text:p text:style-name="P1"><text:span text:style-name="T7"/></text:p>
      <text:p text:style-name="P1"><text:span text:style-name="T7">3)</text:span><text:span text:style-name="T3">select job_id,avg(salary) from employee group by job_id;</text:span></text:p>
      <text:p text:style-name="P1"><text:span text:style-name="T3"/></text:p>
      <text:p text:style-name="P1"><text:span text:style-name="T7"/></text:p>
      <text:p text:style-name="P1"><text:span text:style-name="T7">5)</text:span><text:span text:style-name="T3">select job_id,avg(salary) from employee group by job_id;</text:span></text:p>
      <text:p text:style-name="P1"><text:span text:style-name="T7"/></text:p>
      <text:p text:style-name="P1"><text:span text:style-name="T7"/></text:p>
      <text:p text:style-name="P1"><text:soft-page-break/><text:span text:style-name="T7">6)</text:span><text:span text:style-name="T3">select count(emp_id),manager_id from</text:span></text:p>
      <text:p text:style-name="P1"><text:span text:style-name="T3"><text:tab/><text:tab/> employee group by manager_id order by count(emp_id);</text:span></text:p>
      <text:p text:style-name="P1"><text:span text:style-name="T7"/></text:p>
      <text:p text:style-name="P1"><text:span text:style-name="T7"/></text:p>
      <text:p text:style-name="P1"><text:span text:style-name="T7">7)</text:span><text:span text:style-name="T3">select count(manager_id),dept_id from employee group by dept_id;</text:span></text:p>
      <text:p text:style-name="P1"><text:span text:style-name="T7"/></text:p>
      <text:p text:style-name="P1"><text:span text:style-name="T7"/></text:p>
      <text:p text:style-name="P1"><text:span text:style-name="T7">8)</text:span><text:span text:style-name="T3"> select dept_id,count(emp_id) from</text:span></text:p>
      <text:p text:style-name="P1"><text:span text:style-name="T3"><text:tab/><text:tab/> employee group by dept_id having count(emp_id) &gt; 3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5"><text:span text:style-name="T1">Question </text:span><text:span text:style-name="T2">4</text:span><text:span text:style-name="T1">:</text:span></text:p>
      <text:p text:style-name="P2"><text:span text:style-name="T7"/></text:p>
      <text:p text:style-name="P2"><text:span text:style-name="T7">1)</text:span><text:span text:style-name="T3">select o.order_id,o.customer_name,o.order_date from</text:span></text:p>
      <text:p text:style-name="P2"><text:span text:style-name="T3"><text:tab/><text:tab/><text:tab/> orders o,products p,order_detail d where </text:span></text:p>
      <text:p text:style-name="P2"><text:span text:style-name="T3"><text:tab/><text:tab/><text:tab/>o.order_id = d.order_id and d.p_id = p.p_id and p_name = 'Flagyl'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7">2)</text:span><text:span text:style-name="T3">select o.order_id,o.customer_name,o.order_date</text:span></text:p>
      <text:p text:style-name="P2"><text:span text:style-name="T3"><text:tab/><text:tab/><text:tab/> from orders o,products p,order_detail d where</text:span></text:p>
      <text:p text:style-name="P2"><text:span text:style-name="T3"><text:tab/><text:tab/><text:tab/> o.order_id = d.order_id and d.p_id = p.p_id </text:span></text:p>
      <text:p text:style-name="P2"><text:span text:style-name="T3"><text:tab/><text:tab/><text:tab/><text:tab/>and customer_name = 'javed iqbal'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7">3)</text:span><text:span text:style-name="T3">select s_id,count(*) from products group by</text:span></text:p>
      <text:p text:style-name="P2"><text:span text:style-name="T3"><text:tab/><text:tab/> s_id having s_id = (select s_id from </text:span></text:p>
      <text:p text:style-name="P2"><text:span text:style-name="T3"><text:tab/><text:tab/><text:tab/>suppliers where s_name = 'Munir Brothers')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7">4)</text:span><text:span text:style-name="T3">Delete from products where p_name = 'Avil' and type = 'Syrup';</text:span></text:p>
      <text:p text:style-name="P1"><text:span text:style-name="T3"/></text:p>
      <text:p text:style-name="P1"><text:span text:style-name="T3"/></text:p>
      <text:p text:style-name="P2"><text:span text:style-name="T7">5)</text:span><text:span text:style-name="T3"> select s_name,p_name from </text:span></text:p>
      <text:p text:style-name="P2"><text:span text:style-name="T3"><text:tab/><text:tab/><text:tab/>products p,suppliers s where city = 'Peshawar' and <text:tab/><text:tab/><text:tab/><text:tab/><text:tab/><text:tab/>p.s_id = s.s_id group by p_name,s_name;</text:span></text:p>
      <text:p text:style-name="P1"><text:span text:style-name="T3"/></text:p>
      <text:p text:style-name="P1"><text:span text:style-name="T3"/></text:p>
      <text:p text:style-name="P2"><text:span text:style-name="T7">6) </text:span><text:span text:style-name="T3">select count(p_id) from products p,suppliers s </text:span></text:p>
      <text:p text:style-name="P2"><text:span text:style-name="T3"><text:tab/><text:tab/><text:tab/>where p.s_id = s.s_id and s_name = 'Sanofi Aventis'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pan text:style-name="T4"/></text:p>
      <text:p text:style-name="P2"><text:soft-page-break/><text:span text:style-name="T4"/></text:p>
      <text:p text:style-name="P5"><text:span text:style-name="T1">Question </text:span><text:span text:style-name="T2">5</text:span><text:span text:style-name="T1">:</text:span></text:p>
      <text:p text:style-name="P2"><text:span text:style-name="T3"/></text:p>
      <text:p text:style-name="P2"><text:span text:style-name="T7">1)</text:span><text:span text:style-name="T3">SELECT CUS_LNAME,INV_NUMBER,INV_DATE,CUS_BALANCE</text:span></text:p>
      <text:p text:style-name="P2"><text:span text:style-name="T3"><text:tab/><text:tab/><text:tab/> FROM CUSTOMER C LEFT OUTER JOIN INVOICE I ON <text:tab/><text:tab/><text:tab/><text:tab/><text:tab/><text:tab/><text:tab/>C.CUS_CODE = I.CUS_CODE;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7">2)</text:span><text:span text:style-name="T3">SELECT CUS_LNAME,INV_NUMBER,INV_DATE FROM CUSTOMER <text:tab/><text:tab/><text:tab/><text:tab/>C,INVOICE I WHERE C.CUS_CODE=I.CUS_CODE;</text:span></text:p>
      <text:p text:style-name="P1"><text:span text:style-name="T3"/></text:p>
      <text:p text:style-name="P1"><text:span text:style-name="T3"/></text:p>
      <text:p text:style-name="P1"><text:span text:style-name="T7"/></text:p>
      <text:p text:style-name="P1"><text:span text:style-name="T7"/></text:p>
      <text:p text:style-name="P1"><text:span text:style-name="T7">3)</text:span><text:span text:style-name="T3">SELECT CUS_LNAME,I.INV_NUMBER,INV_DATE,P_DESCRIPT FROM <text:tab/><text:tab/><text:tab/><text:tab/>CUSTOMER C,INVOICE I,LINE L,PRODUCT P <text:s/>WHERE <text:tab/><text:tab/><text:tab/><text:tab/><text:tab/>C.CUS_CODE = I.CUS_CODE AND I.INV_NUMBER = <text:tab/><text:tab/><text:tab/><text:tab/><text:tab/>L.INV_NUMBER AND P.P_CODE = L.P_CODE;</text:span></text:p>
      <text:p text:style-name="P1"><text:span text:style-name="T3"/></text:p>
      <text:p text:style-name="P1"><text:span text:style-name="T3"/></text:p>
      <text:p text:style-name="P2"><text:span text:style-name="T7">4)</text:span><text:span text:style-name="T3">SELECT I.INV_NUMBER,INV_DATE,P_DESCRIPT </text:span></text:p>
      <text:p text:style-name="P2"><text:span text:style-name="T3"><text:tab/><text:tab/><text:tab/>FROM CUSTOMER C,INVOICE I,LINE L,PRODUCT P <text:s/><text:tab/><text:tab/><text:tab/><text:tab/><text:tab/>WHERE C.CUS_CODE = I.CUS_CODE AND <text:tab/><text:tab/><text:tab/><text:tab/><text:tab/><text:tab/><text:tab/>I.INV_NUMBER = L.INV_NUMBER AND <text:tab/><text:tab/><text:tab/><text:tab/><text:tab/><text:tab/><text:tab/>P.P_CODE = L.P_COD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02:28.164806900</meta:creation-date>
    <dc:date>2019-03-24T17:24:01.929310562</dc:date>
    <meta:editing-duration>PT9M53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3" meta:paragraph-count="49" meta:word-count="306" meta:character-count="2501" meta:non-whitespace-character-count="2116"/>
  </office:meta>
</office:document-meta>
</file>